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2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5639832734065863541"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2995300158555878982"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337557870187946095"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376594299769423870"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8338014069810702807"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7931186701621978033" text:style-name="L6">
        <text:list-item>
          <text:list>
            <text:list-header>
              <text:p text:style-name="P215"><text:span text:style-name="T2">warm up:</text:span> 0.2 mile jog and rest 2 minutes</text:p>
              <text:p text:style-name="P215"><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22359161024398041"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188263944332986655"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9744689" text:continue-list="list822359161024398041"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8332957230899258202"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9738261"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9744000"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9730731" text:continue-numbering="true" text:style-name="L9">
        <text:list-item>
          <text:list>
            <text:list-header>
              <text:p text:style-name="P216">Warm down: <text:span text:style-name="T3">0.25 mile jog home</text:span></text:p>
              <text:p text:style-name="P217"/>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9754265" text:continue-numbering="true" text:style-name="L9">
        <text:list-item>
          <text:list>
            <text:list-header>
              <text:p text:style-name="P217">Time for 4.8 miles: 56: 32, Ave Pace: 11:51/mile, Ave HR:118,-&gt;1399 heartbeats/Mile</text:p>
              <text:p text:style-name="P21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9729404" text:continue-numbering="true" text:style-name="L9">
        <text:list-item>
          <text:list>
            <text:list-header>
              <text:p text:style-name="P217">Today Oct 13:</text:p>
              <text:p text:style-name="P217">Time for 4.8 miles: 59: 34, Ave Pace: 12:24.5/mile, Ave HR:108.5,-&gt;1345 heartbeats/Mile</text:p>
              <text:p text:style-name="P217">On Thur <text:s/>Oct 8, 2020: </text:p>
              <text:p text:style-name="P217">Time for 4.8 miles: 59: 55, Ave Pace: 12:29/mile, Ave HR:112,-&gt;1398 heartbeats/Mile</text:p>
              <text:p text:style-name="P218">On Oct 8 when going up hill, I ran until my HR was up to 120 bpm and then walked until my HR was 110 bpm and then repeated.</text:p>
              <text:p text:style-name="P218">On Oct 13 when going up hill, I ran until my HR was up to 115 bpm and then walked until my HR was 105 bpm and then repeated.</text:p>
              <text:p text:style-name="P219">On Oct 13 my average rate was faster and heartbeats/mile was lower. Therefore this scheme is better. I should repeat these two workouts and also try the following:</text:p>
              <text:p text:style-name="P218">When going up hill, run until my HR is up to 110 bpm and then walk until my HR is 100 bpm and repeat.</text:p>
              <text:p text:style-name="P219"/>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2582419287308905649"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4925017459942707031"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453746348734511868"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9758012" text:continue-numbering="true" text:style-name="L12">
        <text:list-item>
          <text:list>
            <text:list-header>
              <text:p text:style-name="P221">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937267694318279995" text:style-name="L13">
        <text:list-item>
          <text:list>
            <text:list-header>
              <text:p text:style-name="P210">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2431357282768719234"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3059514143978505446" text:style-name="L15">
        <text:list-item>
          <text:list>
            <text:list-header>
              <text:p text:style-name="P187">1.5 miles averaging about 9:40/mile and rest 1 min</text:p>
            </text:list-header>
          </text:list>
        </text:list-item>
      </text:list>
      <text:p text:style-name="P25">1 mile in 8:26 and rest 2 min</text:p>
      <text:list xml:id="list67437704233973774"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5687370539357823635" text:style-name="L17">
        <text:list-item>
          <text:list>
            <text:list-header>
              <text:p text:style-name="P189">5.25 miles on roads and bike paths in Oosterwold</text:p>
              <text:p text:style-name="P211">Average pace: 11:08/mile</text:p>
              <text:p text:style-name="P21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9749923" text:continue-numbering="true" text:style-name="L17">
        <text:list-item>
          <text:list>
            <text:list-header>
              <text:p text:style-name="P189">5.25 miles on roads and bike paths in Oosterwold</text:p>
              <text:p text:style-name="P211">Average pace: 9:52/mile</text:p>
              <text:p text:style-name="P211">Warm down: 0.25 miles</text:p>
            </text:list-header>
          </text:list>
        </text:list-item>
      </text:list>
      <text:p text:style-name="P10"/>
      <text:p text:style-name="P25">Tues May 17, 2022 no running</text:p>
      <text:list xml:id="list363649152096611052"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7093316808576867586"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2021085630704405284"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9739664" text:continue-list="list7093316808576867586" text:style-name="L19">
        <text:list-item>
          <text:list>
            <text:list-header>
              <text:p text:style-name="P191">(Pace*HR)=1240</text:p>
            </text:list-header>
          </text:list>
        </text:list-item>
      </text:list>
      <text:list xml:id="list39755073" text:continue-list="list363649152096611052" text:style-name="L18">
        <text:list-item>
          <text:list>
            <text:list-header>
              <text:p text:style-name="P190">2 miles at 10:46/mile Ave HR= 121 bpm and rest a few minutes</text:p>
            </text:list-header>
          </text:list>
        </text:list-item>
      </text:list>
      <text:list xml:id="list39735301" text:continue-list="list39739664"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975785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3600945015136277479"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465655024014710537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738208300342511286" text:style-name="L23">
        <text:list-item>
          <text:list>
            <text:list-header>
              <text:p text:style-name="P212">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4556211686181298133" text:style-name="L24">
        <text:list-item>
          <text:p text:style-name="P220">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7466879027785109486"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7743516433314006755"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9754572" text:continue-numbering="true" text:style-name="L26">
        <text:list-item>
          <text:list>
            <text:list-header>
              <text:p text:style-name="P195">0.1 mile lead in to a 4 mile run</text:p>
              <text:p text:style-name="P213">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9758266"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6867283641771293247"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900194771925722537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5666331683861307354"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346841169078617608"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3733662028095599748"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5766873681192858701" text:style-name="L32">
        <text:list-item>
          <text:list>
            <text:list-header>
              <text:p text:style-name="P201">0.25 miles in 2:54</text:p>
              <text:p text:style-name="P201">1 mile in 9:21 going faster as I ran and ending at around 8:30 pace</text:p>
            </text:list-header>
          </text:list>
        </text:list-item>
      </text:list>
      <text:list xml:id="list6891085372792728191"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013242399775749618"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5064723023045423351"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338198226916125396"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981584279309303390"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1725891372678037707"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2462781014338950083"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8,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text:soft-page-break/>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8727440929666737089" text:style-name="L40">
        <text:list-item>
          <text:list>
            <text:list-header>
              <text:p text:style-name="P21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ext:soft-page-break/>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1-09T19:48:34.43</dc:date>
    <dc:creator>James Lombardi</dc:creator>
    <meta:editing-duration>P34DT18H45M23S</meta:editing-duration>
    <meta:editing-cycles>2429</meta:editing-cycles>
    <meta:generator>OpenOffice/4.1.2$Win32 OpenOffice.org_project/412m3$Build-9782</meta:generator>
    <meta:document-statistic meta:table-count="0" meta:image-count="9" meta:object-count="0" meta:page-count="240" meta:paragraph-count="7058" meta:word-count="75872" meta:character-count="388335"/>
  </office:meta>
</office:document-meta>
</file>